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4" style:family="table-cell" style:parent-style-name="Default">
      <style:text-properties style:font-name="Liberation Serif" fo:font-size="13pt" style:font-size-asian="13pt" style:font-size-complex="13pt"/>
    </style:style>
    <style:style style:name="ce5" style:family="table-cell" style:parent-style-name="Default">
      <style:table-cell-properties fo:border="0.06pt solid #000000"/>
      <style:text-properties style:font-name="Liberation Serif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order="0.06pt solid #000000"/>
      <style:text-properties style:font-name="Liberation Serif" fo:font-size="13pt" style:font-size-asian="13pt" style:font-size-complex="13pt"/>
    </style:style>
    <style:style style:name="ce11" style:family="table-cell" style:parent-style-name="Defaul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6" style:family="table-cell" style:parent-style-name="Default">
      <style:table-cell-properties fo:background-color="transparent" fo:border="0.06pt solid #000000"/>
      <style:text-properties style:font-name="Liberation Serif"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Produit</text:p>
          </table:table-cell>
          <table:table-cell table:style-name="ce12" office:value-type="string" calcext:value-type="string">
            <text:p>Qt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pirale de câble 6mm (au m)</text:p>
          </table:table-cell>
          <table:table-cell table:style-name="ce13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RJ45 (au m)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double 0,75mm² (au m)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terre 1mm²</text:p>
          </table:table-cell>
          <table:table-cell table:style-name="ce14" office:value-type="float" office:value="0.1" calcext:value-type="float">
            <text:p>0,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gaîne thermo 2mm (au m)</text:p>
          </table:table-cell>
          <table:table-cell table:style-name="ce14" office:value-type="float" office:value="0.5" calcext:value-type="float">
            <text:p>0,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840mm (au m)</text:p>
          </table:table-cell>
          <table:table-cell table:style-name="ce14" office:value-type="float" office:value="0.84" calcext:value-type="float">
            <text:p>0,8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680mm (au m)</text:p>
          </table:table-cell>
          <table:table-cell table:style-name="ce14" office:value-type="float" office:value="0.68" calcext:value-type="float">
            <text:p>0,6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Plateau chauffant PCB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Bouleau 9mm 210x21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9" office:value-type="string" calcext:value-type="string">
            <text:p>Plaque alu 3mm 73x70mm</text:p>
          </table:table-cell>
          <table:table-cell table:style-name="ce15" office:value-type="string" calcext:value-type="string">
            <text:p>(1)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10" office:value-type="string" calcext:value-type="string">
            <text:p>Arduino MEGA + RAMPS + sache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9" office:value-type="string" calcext:value-type="string">
            <text:p>Alimentation 12V 120W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9" office:value-type="string" calcext:value-type="string">
            <text:p>Moteur NEMA14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string" calcext:value-type="string">
            <text:p>Moteur NEMA17</text:p>
          </table:table-cell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9" office:value-type="string" calcext:value-type="string">
            <text:p>Câble NEMA17 2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9" office:value-type="string" calcext:value-type="string">
            <text:p>Câble NEMA17 9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9" office:value-type="string" calcext:value-type="string">
            <text:p>Câble NEMA17 13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9" office:value-type="string" calcext:value-type="string">
            <text:p>Ventilateur 4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10" office:value-type="string" calcext:value-type="string">
            <text:p>Poignée à sangle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9" office:value-type="string" calcext:value-type="string">
            <text:p>Fermeture grenouille cadenassable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9" office:value-type="string" calcext:value-type="string">
            <text:p>Cordon secteur IEC mâle 2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9" office:value-type="string" calcext:value-type="string">
            <text:p>Cable USB A to B 3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10" office:value-type="string" calcext:value-type="string">
            <text:p>Rail de guidage Drylin WS_10_80_420 sans trous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0" office:value-type="string" calcext:value-type="string">
            <text:p>Tige filetée M5 inox A2 roulée 33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0" office:value-type="string" calcext:value-type="string">
            <text:p>Arbre acier 10mm 425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Arbre acier 8mm 361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9" office:value-type="string" calcext:value-type="string">
            <text:p>Tête d'impression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9" office:value-type="string" calcext:value-type="string">
            <text:p>Thermistance 100K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Embase IEC C14 + interrupteur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9" office:value-type="string" calcext:value-type="string">
            <text:p>Fusible 1A 5x2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0" office:value-type="string" calcext:value-type="string">
            <text:p>SUPPORT_AXE_X usiné aluminiu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10" office:value-type="string" calcext:value-type="string">
            <text:p>Coin boule métal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10" office:value-type="string" calcext:value-type="string">
            <text:p>Poulie HTD3M aluminiu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0" office:value-type="string" calcext:value-type="string">
            <text:p>Douille linéaire LM8UU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Boitier linéaire SC10UU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Patins Igus WJ200UM_01_10_LL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0" office:value-type="string" calcext:value-type="string">
            <text:p>608ZZ ball bearing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Ressorts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3" office:value-type="float" office:value="33" calcext:value-type="float">
            <text:p>3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3" office:value-type="float" office:value="35" calcext:value-type="float">
            <text:p>3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0" office:value-type="string" calcext:value-type="string">
            <text:p>Vis M5x20mm 6 pans creux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0" office:value-type="string" calcext:value-type="string">
            <text:p>Vis M6x35mm 6 pans creux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Vis agglo 3x12mm</text:p>
          </table:table-cell>
          <table:table-cell table:style-name="ce14" office:value-type="float" office:value="33" calcext:value-type="float">
            <text:p>3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Ecroux nylstop M3</text:p>
          </table:table-cell>
          <table:table-cell table:style-name="ce3" office:value-type="float" office:value="18" calcext:value-type="float">
            <text:p>1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Ecroux M3</text:p>
          </table:table-cell>
          <table:table-cell table:style-name="ce3" office:value-type="float" office:value="90" calcext:value-type="float">
            <text:p>90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Ecrou M8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Tube inox 12mm 80mm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0" office:value-type="string" calcext:value-type="string">
            <text:p>Stub 8x25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Vis M8x1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0" office:value-type="string" calcext:value-type="string">
            <text:p>Plaque 176x60x9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Plaque 90x60x9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Pièces imprimées</text:p>
          </table:table-cell>
          <table:table-cell table:style-name="ce14"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Colliers nylon 200mm</text:p>
          </table:table-cell>
          <table:table-cell table:style-name="ce13" office:value-type="float" office:value="24" calcext:value-type="float">
            <text:p>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Colliers nylon 100mm</text:p>
          </table:table-cell>
          <table:table-cell table:style-name="ce13" office:value-type="float" office:value="10" calcext:value-type="float">
            <text:p>10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1" office:value-type="string" calcext:value-type="string">
            <text:p>Uniquement pour double extrudeur</text:p>
          </table:table-cell>
          <table:table-cell table:number-columns-repeated="102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Roulement 605ZZ </text:p>
          </table:table-cell>
          <table:table-cell table:style-name="ce15" office:value-type="string" calcext:value-type="string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Plaque alu 3mm 73x70mm double extrudeur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string" calcext:value-type="string">
            <text:p>Moteur NEMA17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9" office:value-type="string" calcext:value-type="string">
            <text:p>Câble NEMA17 13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9" office:value-type="string" calcext:value-type="string">
            <text:p>Ventilateur 4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9" office:value-type="string" calcext:value-type="string">
            <text:p>Tête d'impression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0000-00-00T00:00:02.969226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4-07-11T13:46:21.297289510</dc:date>
    <dc:creator>Adrien </dc:creator>
    <meta:editing-duration>PT2H20M31S</meta:editing-duration>
    <meta:editing-cycles>21</meta:editing-cycles>
    <meta:generator>LibreOffice/4.1.3.2$Linux_X86_64 LibreOffice_project/410m0$Build-2</meta:generator>
    <meta:printed-by>Adrien </meta:printed-by>
    <meta:print-date>2014-07-07T14:16:21.548076730</meta:print-date>
    <meta:document-statistic meta:table-count="1" meta:cell-count="215" meta:object-count="0"/>
  </office:meta>
</office:document-meta>
</file>